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18pt" fo:background-color="#FFFF00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18pt" fo:background-color="#FFFF00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 fo:background-color="#FFFF00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/>
      <text:p text:style-name="P2"/>
      <text:p text:style-name="P3"/>
      <text:p text:style-name="P4">OOPS Programs</text:p>
      <text:p text:style-name="P5"/>
      <text:p text:style-name="P6"/>
      <text:p text:style-name="Standard"/>
      <text:p text:style-name="P7">Class and Object Basics:</text:p>
      <text:p text:style-name="P8"/>
      <text:p text:style-name="Standard">1.Create a class "Person"<text:s/>with attributes name and age. Add a method to display the details.</text:p>
      <text:p text:style-name="Standard">2.Create an object of the "Person" class and display its details.</text:p>
      <text:p text:style-name="Standard">3.Implement a class "Car" with attributes make, model, and year. Display the car details.</text:p>
      <text:p text:style-name="Standard">4.Create an object of the "Car"<text:s/>class and display its details.</text:p>
      <text:p text:style-name="Standard"/>
      <text:p text:style-name="P9">Encapsulation:</text:p>
      <text:p text:style-name="Standard"/>
      <text:p text:style-name="Standard">1.Implement a class "BankAccount" with private attributes accountNumber and balance. Add 2.methods to deposit and withdraw money.</text:p>
      <text:p text:style-name="Standard">3.Create an object of "BankAccount" and perform deposit and withdrawal operations.</text:p>
      <text:p text:style-name="Standard"/>
      <text:p text:style-name="P10">Inheritance:</text:p>
      <text:p text:style-name="Standard"/>
      <text:p text:style-name="Standard">1.Create a base class "Shape" with methods to calculate area and perimeter.</text:p>
      <text:p text:style-name="Standard">2.Derive classes "Rectangle"<text:s/>and "Circle" from the "Shape" class and implement area and perimeter calculations.</text:p>
      <text:p text:style-name="Standard"/>
      <text:p text:style-name="P11">Polymorphism:</text:p>
      <text:p text:style-name="Standard"/>
      <text:p text:style-name="Standard">1.Define an interface "Shape" with a method "calculateArea."</text:p>
      <text:p text:style-name="Standard">2.Implement classes "Circle" and "Rectangle" that implement the "Shape" interface and calculate<text:s/>their areas.</text:p>
      <text:p text:style-name="Standard"/>
      <text:p text:style-name="P12">Abstraction:</text:p>
      <text:p text:style-name="Standard"/>
      <text:p text:style-name="Standard">1.Create an abstract class "Animal" with abstract methods "eat" and "sound."</text:p>
      <text:p text:style-name="Standard">2.Implement classes "Dog" and "Cat" that extend the "Animal" class and implement the abstract methods.</text:p>
      <text:p text:style-name="Standard"/>
      <text:p text:style-name="P13">Constructor Overloading:</text:p>
      <text:p text:style-name="Standard"/>
      <text:p text:style-name="Standard">1.Modify the "Person" class to have multiple constructors with different parameters.</text:p>
      <text:p text:style-name="Standard">2.Create objects of the "Person" class using different constructors.</text:p>
      <text:p text:style-name="Standard"/>
      <text:p text:style-name="P14">Method Overloading:</text:p>
      <text:p text:style-name="Standard"/>
      <text:p text:style-name="Standard">1.Add a method "add" to the "Calculator" class that can take two integers or three integers and perform addition accordingly.</text:p>
      <text:p text:style-name="Standard">2.Use the "add" method with both two and three integers.</text:p>
      <text:p text:style-name="Standard"/>
      <text:p text:style-name="P15">Operator Overloading:</text:p>
      <text:p text:style-name="Standard"/>
      <text:p text:style-name="Standard">1.Overload the "+" operator for a class representing a complex number.</text:p>
      <text:p text:style-name="Standard">2.Add two complex numbers using the overloaded "+" operator.</text:p>
      <text:p text:style-name="Standard"/>
      <text:p text:style-name="P16">Static Methods:</text:p>
      <text:p text:style-name="Standard"/>
      <text:p text:style-name="Standard">1.Implement a class "MathOperations"<text:s/>with a static method to find the square root of a number.</text:p>
      <text:p text:style-name="Standard">2.Use the static method without creating an object of the class.</text:p>
      <text:p text:style-name="Standard"/>
      <text:p text:style-name="P17">Singleton Pattern:</text:p>
      <text:p text:style-name="Standard"/>
      <text:p text:style-name="Standard">1.Create a singleton class "Logger" that logs messages.</text:p>
      <text:p text:style-name="Standard">2.Use the singleton instance to log messages from different parts of the program.</text:p>
      <text:p text:style-name="Standard"/>
      <text:p text:style-name="P18">Composition:</text:p>
      <text:p text:style-name="Standard"/>
      <text:p text:style-name="Standard">1.Create classes "Engine" and "Car" where "Car" has an "Engine" object.</text:p>
      <text:p text:style-name="Standard">2.Demonstrate the composition relationship between "Car" and "Engine."</text:p>
      <text:p text:style-name="Standard"/>
      <text:p text:style-name="P19">Interface:</text:p>
      <text:p text:style-name="Standard"/>
      <text:p text:style-name="Standard">1.Define an interface "Drawable" with a method "draw."</text:p>
      <text:p text:style-name="Standard">2.Implement classes "Circle" and "Rectangle" that implement the "Drawable" interface.</text:p>
      <text:p text:style-name="Standard"/>
      <text:p text:style-name="P20">Abstract Factory:</text:p>
      <text:p text:style-name="Standard"/>
      <text:p text:style-name="Standard">1.Create an abstract class "AbstractFactory" with methods to create "ProductA" and "ProductB."</text:p>
      <text:p text:style-name="Standard">2.Implement concrete classes "ConcreteFactory1" and "ConcreteFactory2" that extend the abstract factory.</text:p>
      <text:p text:style-name="Standard"/>
      <text:p text:style-name="P21">Observer Pattern:</text:p>
      <text:p text:style-name="Standard"/>
      <text:p text:style-name="Standard">1.Implement an observer pattern where multiple objects observe changes in a subject.</text:p>
      <text:p text:style-name="Standard">2.Notify the observers when a change occurs in the subject.</text:p>
      <text:p text:style-name="Standard"/>
      <text:p text:style-name="P22">Decorator Pattern:</text:p>
      <text:p text:style-name="Standard"/>
      <text:p text:style-name="Standard">1.Create a class "Coffee" with a method "cost."</text:p>
      <text:p text:style-name="Standard">2.Implement decorators like "Milk" and "Sugar" to modify the cost of a "Coffee" object.</text:p>
      <text:p text:style-name="Standard"/>
      <text:p text:style-name="P23">Strategy Pattern:</text:p>
      <text:p text:style-name="Standard"/>
      <text:p text:style-name="Standard">1.Define an interface "PaymentStrategy" with methods to perform payment.</text:p>
      <text:p text:style-name="Standard">2.Implement classes like "CreditCardPayment"<text:s/>and "PayPalPayment" that implement the "PaymentStrategy."</text:p>
      <text:p text:style-name="Standard"/>
      <text:p text:style-name="P24">Command Pattern:</text:p>
      <text:p text:style-name="Standard"/>
      <text:p text:style-name="Standard">1.Create a class "Command" with an execute method.</text:p>
      <text:p text:style-name="Standard">2.Implement concrete commands like "LightOnCommand" and "LightOffCommand" for a home automation system.</text:p>
      <text:p text:style-name="Standard"/>
      <text:soft-page-break/>
      <text:p text:style-name="P25">Factory Method:</text:p>
      <text:p text:style-name="Standard"/>
      <text:p text:style-name="Standard">1.Define an interface "Document" with a method "print."</text:p>
      <text:p text:style-name="Standard">2.Implement classes like "PDFDocument" and "WordDocument" that implement the "Document" interface.</text:p>
      <text:p text:style-name="P26"/>
      <text:p text:style-name="P27">Iterator Pattern:</text:p>
      <text:p text:style-name="Standard"/>
      <text:p text:style-name="Standard">1.Create an interface "Iterator" with methods to iterate over a collection.</text:p>
      <text:p text:style-name="Standard">2.Implement<text:s/>an iterator for a custom collection.</text:p>
      <text:p text:style-name="Standard"/>
      <text:p text:style-name="P28">Memento Pattern:</text:p>
      <text:p text:style-name="Standard"/>
      <text:p text:style-name="Standard">1.Implement a class "Originator" that has a state.</text:p>
      <text:p text:style-name="Standard">2.Create a "Memento" class to store the state and a "Caretaker" class to manage multiple states.</text:p>
      <text:p text:style-name="Standard"/>
      <text:p text:style-name="P29">State Pattern:</text:p>
      <text:p text:style-name="Standard"/>
      <text:p text:style-name="Standard">1.Define a "Context"<text:s/>class that can change its state.</text:p>
      <text:p text:style-name="Standard">2.Implement different states like "StateA" and "StateB" that the "Context" class can transition between.</text:p>
      <text:p text:style-name="Standard"/>
      <text:p text:style-name="P30">Proxy Pattern:</text:p>
      <text:p text:style-name="Standard"/>
      <text:p text:style-name="Standard">1.Create an interface "Image" with a method "display."</text:p>
      <text:p text:style-name="Standard">2.Implement a "RealImage" class that implements the "Image" interface and a "ProxyImage" class that controls access to the "RealImage."</text:p>
      <text:p text:style-name="Standard"/>
      <text:p text:style-name="P31">Chain of Responsibility:</text:p>
      <text:p text:style-name="Standard"/>
      <text:p text:style-name="Standard">1.Implement a chain of handlers to process requests.</text:p>
      <text:p text:style-name="Standard">2.Each handler should decide whether to handle the request or pass it to the next handler.</text:p>
      <text:p text:style-name="Standard"/>
      <text:p text:style-name="P32">Template Method Pattern:</text:p>
      <text:p text:style-name="Standard"/>
      <text:p text:style-name="Standard">1.Create an abstract class "Game" with template methods "initialize," "startPlay," and "endPlay."</text:p>
      <text:p text:style-name="Standard">2.Implement classes like "Football"<text:s/>and "Basketball" that extend the "Game" class.</text:p>
      <text:p text:style-name="Standard"/>
      <text:p text:style-name="P33">Prototype Pattern:</text:p>
      <text:p text:style-name="Standard"/>
      <text:p text:style-name="Standard">1.Implement a prototype pattern for creating copies of objects.</text:p>
      <text:p text:style-name="Standard">2.Clone objects using the prototype pattern.</text:p>
      <text:p text:style-name="Standard"/>
      <text:p text:style-name="P34">Bridge Pattern:</text:p>
      <text:p text:style-name="Standard"/>
      <text:p text:style-name="Standard">1.Define an interface "Color" with a method "fill."</text:p>
      <text:p text:style-name="Standard">2.Implement concrete classes like "Red" and "Blue" that implement the "Color" interface.</text:p>
      <text:p text:style-name="Standard">3.Create an abstract class "Shape"<text:s/>that uses the "Color" interface and implement concrete shapes.</text:p>
      <text:p text:style-name="Standard"/>
      <text:p text:style-name="P35">Composite Pattern:</text:p>
      <text:p text:style-name="Standard"/>
      <text:p text:style-name="Standard">1.Create an interface "Component" with a method "display."</text:p>
      <text:soft-page-break/>
      <text:p text:style-name="Standard">2.Implement classes like "Leaf" and "Composite" that implement the "Component" interface.</text:p>
      <text:p text:style-name="Standard"/>
      <text:p text:style-name="P36">Adapter Pattern:</text:p>
      <text:p text:style-name="Standard"/>
      <text:p text:style-name="Standard">1.Create an interface "Target" with a method "request."</text:p>
      <text:p text:style-name="Standard">2.Implement classes like "Adaptee" that have a method incompatible with "Target."</text:p>
      <text:p text:style-name="Standard">3.Create an adapter class to make "Adaptee" compatible with "Target."</text:p>
      <text:p text:style-name="Standard"/>
      <text:p text:style-name="P37">Mediator Pattern:</text:p>
      <text:p text:style-name="Standard"/>
      <text:p text:style-name="Standard">1.Define a "Mediator" interface<text:s/>with methods for communication between components.</text:p>
      <text:p text:style-name="Standard">2.Implement classes like "Colleague" that communicate through the mediator.</text:p>
      <text:p text:style-name="Standard"/>
      <text:p text:style-name="P38">Visitor Pattern:</text:p>
      <text:p text:style-name="Standard"/>
      <text:p text:style-name="Standard">1.Create an interface "Visitor" with methods to visit different elements.</text:p>
      <text:p text:style-name="Standard">2.Implement classes like "ElementA"<text:s/>and "ElementB" that accept visitors.</text:p>
      <text:p text:style-name="Standard"/>
      <text:p text:style-name="P39">Composite Pattern:</text:p>
      <text:p text:style-name="Standard"/>
      <text:p text:style-name="Standard">1.Define a "Component" interface with methods to add and remove components.</text:p>
      <text:p text:style-name="Standard">2.Implement classes like "Leaf" and "Composite" that implement the "Component" interface.</text:p>
      <text:p text:style-name="Standard"/>
      <text:p text:style-name="P40">Command Pattern:</text:p>
      <text:p text:style-name="Standard"/>
      <text:p text:style-name="Standard">1.Create a<text:s/>remote control that can execute different commands.</text:p>
      <text:p text:style-name="Standard">2.Implement commands like "TurnOnCommand" and "TurnOffCommand" for various devices.</text:p>
      <text:p text:style-name="Standard"/>
      <text:p text:style-name="P41">Observer Pattern:</text:p>
      <text:p text:style-name="Standard"/>
      <text:p text:style-name="Standard">1.Implement a stock market system where different observers receive updates on stock prices.</text:p>
      <text:p text:style-name="Standard">2.Notify observers when stock prices change.</text:p>
      <text:p text:style-name="Standard"/>
      <text:p text:style-name="P42">Proxy Pattern:</text:p>
      <text:p text:style-name="Standard"/>
      <text:p text:style-name="Standard">1.Create a proxy for a costly resource, allowing access only if certain conditions are met.</text:p>
      <text:p text:style-name="Standard">2.Use the proxy to control access to the resource.</text:p>
      <text:p text:style-name="Standard"/>
      <text:p text:style-name="P43">Factory Method:</text:p>
      <text:p text:style-name="Standard"/>
      <text:p text:style-name="Standard">1.Implement a factory method to create<text:s/>different types of vehicles.</text:p>
      <text:p text:style-name="Standard">2.Create instances of vehicles using the factory method.</text:p>
      <text:p text:style-name="Standard"/>
      <text:p text:style-name="P44">State Pattern:</text:p>
      <text:p text:style-name="P45"/>
      <text:p text:style-name="Standard">1.Create a context class representing a traffic light that changes its state.</text:p>
      <text:p text:style-name="Standard">2.Implement states like "Red," "Yellow," and "Green."</text:p>
      <text:p text:style-name="Standard"/>
      <text:p text:style-name="P46">Abstract Factory:</text:p>
      <text:p text:style-name="Standard"/>
      <text:p text:style-name="Standard">1.Define an abstract factory for creating furniture.</text:p>
      <text:p text:style-name="Standard">2.Implement concrete factories for modern and Victorian furniture.</text:p>
      <text:p text:style-name="Standard"/>
      <text:p text:style-name="P47">Chain of Responsibility:</text:p>
      <text:p text:style-name="Standard"/>
      <text:p text:style-name="Standard">1.Create a chain of loggers to process log messages.</text:p>
      <text:p text:style-name="Standard">2.Each logger decides whether to handle the message or<text:s/>pass it to the next logger.</text:p>
      <text:p text:style-name="Standard"/>
      <text:p text:style-name="P48">Decorator Pattern:</text:p>
      <text:p text:style-name="Standard"/>
      <text:p text:style-name="Standard">1.Implement a text editor with decorators like "Bold" and "Italic" to modify the text.</text:p>
      <text:p text:style-name="Standard">2.Apply multiple decorators to the text.</text:p>
      <text:p text:style-name="Standard"/>
      <text:p text:style-name="P49">Bridge Pattern:</text:p>
      <text:p text:style-name="Standard"/>
      <text:p text:style-name="Standard">1.Define a bridge between different drawing shapes and rendering engines.</text:p>
      <text:p text:style-name="Standard">2.Implement concrete shapes and rendering engines.</text:p>
      <text:p text:style-name="Standard"/>
      <text:p text:style-name="P50">Composite Pattern:</text:p>
      <text:p text:style-name="Standard"/>
      <text:p text:style-name="Standard">1.Create a file system representation using the composite pattern.</text:p>
      <text:p text:style-name="Standard">2.Implement classes like "File" and "Directory."</text:p>
      <text:p text:style-name="Standard"/>
      <text:p text:style-name="Standard"><text:span text:style-name="T51">Strategy Pattern:</text:span></text:p>
      <text:p text:style-name="Standard"/>
      <text:p text:style-name="Standard">1.Implement a billing system that uses different billing strategies based on customer type.</text:p>
      <text:p text:style-name="Standard">2.Define strategies like "NormalBilling" and "DiscountBilling."</text:p>
      <text:p text:style-name="Standard"/>
      <text:p text:style-name="P52">Visitor Pattern:</text:p>
      <text:p text:style-name="Standard"/>
      <text:p text:style-name="Standard">1.Create a document structure and implement a visitor to perform operations on the document elements.</text:p>
      <text:p text:style-name="Standard">2.Define elements like "Paragraph" and "Image."</text:p>
      <text:p text:style-name="Standard"/>
      <text:p text:style-name="P53">State Pattern:</text:p>
      <text:p text:style-name="Standard"/>
      <text:p text:style-name="Standard">1.Implement a vending machine with different states like "NoCoinState"<text:s/>and "HasCoinState."</text:p>
      <text:p text:style-name="Standard">2.Change the vending machine state based on user actions.</text:p>
      <text:p text:style-name="Standard"/>
      <text:p text:style-name="P54">Abstract Factory:</text:p>
      <text:p text:style-name="Standard"/>
      <text:p text:style-name="Standard">1.Define an abstract factory for creating UI components.</text:p>
      <text:p text:style-name="Standard">2.Implement concrete factories for desktop and mobile UIs.</text:p>
      <text:p text:style-name="Standard"/>
      <text:p text:style-name="P55">Observer Pattern:</text:p>
      <text:p text:style-name="Standard"/>
      <text:p text:style-name="Standard">1.Implement a weather<text:s/>station where different observers receive updates on temperature and humidity.</text:p>
      <text:p text:style-name="Standard">2.Notify observers when weather conditions change.</text:p>
      <text:p text:style-name="Standard"/>
      <text:p text:style-name="P56">Command Pattern:</text:p>
      <text:p text:style-name="Standard"/>
      <text:p text:style-name="Standard">1.Create a remote control for a smart home with different commands for controlling devices.</text:p>
      <text:p text:style-name="Standard">2.Implement<text:s/>commands like "TurnOnLightsCommand" and "TurnOffACCommand."</text:p>
      <text:p text:style-name="Standard"/>
      <text:p text:style-name="P57">Prototype Pattern:</text:p>
      <text:p text:style-name="Standard"/>
      <text:p text:style-name="Standard">1.Implement a prototype pattern for creating different types of animals.</text:p>
      <text:p text:style-name="Standard">2.Clone animal objects using the prototype pattern.</text:p>
      <text:p text:style-name="Standard">3.These exercises cover a wide range of OOP concepts and can be adapted to various programming languages. Feel free to choose the ones that align with your language of choice and programming environmen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harmesh Hirpara</dc:creator>
    <meta:creation-date>2024-01-08T19:48:00Z</meta:creation-date>
    <dc:date>2024-01-09T06:55:00Z</dc:date>
    <meta:template xlink:href="Normal.dotm" xlink:type="simple"/>
    <meta:editing-cycles>4</meta:editing-cycles>
    <meta:editing-duration>PT900S</meta:editing-duration>
    <meta:document-statistic meta:page-count="6" meta:paragraph-count="17" meta:word-count="1298" meta:character-count="8683" meta:row-count="61" meta:non-whitespace-character-count="7402"/>
  </office:meta>
</office:document-meta>
</file>